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mplan" style:family="table">
      <style:table-properties style:width="8.255cm" table:align="left"/>
    </style:style>
    <style:style style:name="Timplan.A" style:family="table-column">
      <style:table-column-properties style:column-width="4.128cm"/>
    </style:style>
    <style:style style:name="Timpla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implan.B1" style:family="table-cell">
      <style:table-cell-properties fo:padding="0.097cm" fo:border="0.002cm solid #000000"/>
    </style:style>
    <style:style style:name="Timpla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implan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implan.A9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plan </text:h>
      <text:p text:style-name="P1">Karl Linderhed och Oskar Jansson</text:p>
      <table:table table:name="Timplan" table:style-name="Timplan">
        <table:table-column table:style-name="Timplan.A" table:number-columns-repeated="2"/>
        <table:table-row>
          <table:table-cell table:style-name="Timplan.A1" office:value-type="string">
            <text:p text:style-name="Table_20_Heading">Vecka</text:p>
          </table:table-cell>
          <table:table-cell table:style-name="Timplan.B1" office:value-type="string">
            <text:p text:style-name="Table_20_Heading">Antal arbetstimmar</text:p>
          </table:table-cell>
        </table:table-row>
        <table:table-row>
          <table:table-cell table:style-name="Timplan.A2" office:value-type="float" office:value="13">
            <text:p text:style-name="Table_20_Contents">13</text:p>
          </table:table-cell>
          <table:table-cell table:style-name="Timplan.B2" office:value-type="float" office:value="24">
            <text:p text:style-name="Table_20_Contents">24</text:p>
          </table:table-cell>
        </table:table-row>
        <table:table-row>
          <table:table-cell table:style-name="Timplan.A2" office:value-type="float" office:value="14">
            <text:p text:style-name="Table_20_Contents">14</text:p>
          </table:table-cell>
          <table:table-cell table:style-name="Timplan.B2" office:value-type="float" office:value="50">
            <text:p text:style-name="Table_20_Contents">50</text:p>
          </table:table-cell>
        </table:table-row>
        <table:table-row>
          <table:table-cell table:style-name="Timplan.A2" office:value-type="float" office:value="15">
            <text:p text:style-name="Table_20_Contents">15</text:p>
          </table:table-cell>
          <table:table-cell table:style-name="Timplan.B2" office:value-type="float" office:value="30">
            <text:p text:style-name="Table_20_Contents">30</text:p>
          </table:table-cell>
        </table:table-row>
        <table:table-row>
          <table:table-cell table:style-name="Timplan.A2" office:value-type="float" office:value="16">
            <text:p text:style-name="Table_20_Contents">16</text:p>
          </table:table-cell>
          <table:table-cell table:style-name="Timplan.B2" office:value-type="float" office:value="20">
            <text:p text:style-name="Table_20_Contents">20</text:p>
          </table:table-cell>
        </table:table-row>
        <table:table-row>
          <table:table-cell table:style-name="Timplan.A2" office:value-type="float" office:value="17">
            <text:p text:style-name="Table_20_Contents">17</text:p>
          </table:table-cell>
          <table:table-cell table:style-name="Timplan.B2" office:value-type="float" office:value="20">
            <text:p text:style-name="Table_20_Contents">20</text:p>
          </table:table-cell>
        </table:table-row>
        <table:table-row>
          <table:table-cell table:style-name="Timplan.A2" office:value-type="float" office:value="18">
            <text:p text:style-name="Table_20_Contents">18</text:p>
          </table:table-cell>
          <table:table-cell table:style-name="Timplan.B2" office:value-type="float" office:value="16">
            <text:p text:style-name="Table_20_Contents">16</text:p>
          </table:table-cell>
        </table:table-row>
        <table:table-row>
          <table:table-cell table:style-name="Timplan.A2" office:value-type="float" office:value="19">
            <text:p text:style-name="Table_20_Contents">19</text:p>
          </table:table-cell>
          <table:table-cell table:style-name="Timplan.B2" office:value-type="float" office:value="30">
            <text:p text:style-name="Table_20_Contents">30</text:p>
          </table:table-cell>
        </table:table-row>
        <table:table-row>
          <table:table-cell table:style-name="Timplan.A9" office:value-type="string">
            <text:p text:style-name="Table_20_Contents">Totalt</text:p>
          </table:table-cell>
          <table:table-cell table:style-name="Timplan.B2" office:value-type="float" office:value="190">
            <text:p text:style-name="Table_20_Contents">19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karli315@student.liu.se<text:tab/><text:span text:style-name="MT1">Timplan<text:tab/></text:span><text:span text:style-name="MT2">2012-03-28</text:span><text:line-break/>oskja425@student.liu.se<text:tab/>TDDC74 – PRA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li Linderhed</meta:initial-creator>
    <meta:creation-date>2012-03-28T15:57:36.34</meta:creation-date>
    <meta:document-statistic meta:table-count="1" meta:image-count="0" meta:object-count="0" meta:page-count="1" meta:paragraph-count="21" meta:word-count="32" meta:character-count="180"/>
    <dc:date>2012-03-28T16:16:34.65</dc:date>
    <dc:creator>Karli Linderhed</dc:creator>
    <meta:editing-duration>PT3M47S</meta:editing-duration>
    <meta:editing-cycles>1</meta:editing-cycles>
    <meta:generator>OpenOffice.org/3.3$Win32 OpenOffice.org_project/330m20$Build-9567</meta:generator>
  </office:meta>
</office:document-meta>
</file>